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3"/>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7002137624566635932"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4"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5"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против, они были достаточно просты и утилитарны. Но весь их вид, все потёртости, царапины и выщербины, весь архаичный дизайн говорил об их древности. Казалось, Луна грабанула этнографический музей.</text:p>
      <text:p text:style-name="P53">Предупреждая зарождающуюся панику, аликорница подняла копыто.</text:p>
      <text:p text:style-name="P53">– Не волнуйтесь, Наши маленькие пони! То, что я о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Если так пойдёт и дальше, тут образуется небольшое 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text:soft-page-break/>– Мы выиграли этот раунд.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 Рэйнбоу Дэш, твой выход. – обратилась к пегаске Луна. – Удача пусть сопутствует тебе, храбрая пегаска! Мы же подстрахуем тебя.</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и дополнительно обнявшись с Эпплджек, пегаска без слов набрала разгон и прыгнула с края. Луна последовала за ней, немного отставая.</text:p>
      <text:p text:style-name="P53">С замирающим сердцем я следил за двумя точками, что неслись навстречу пландерсидам. Колючие плети потянулись к радужной комете из тысяч мест, образовывая адское подобие волос медузы Горгоны.</text:p>
      <text:p text:style-name="P53">Яркая вспышка возвестила вступление в бой Луны. Бирюзовые лучи исходили из её рога, каждым залпом испепеляя десятки лиан. Аликорница буквально прожигала пегаске дорогу среди извивающегося покрова. Колючие плети осыпались вниз россыпью искр при соприкосновении с <text:s text:c="3"/>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text:p>
      <text:p text:style-name="P53"/>
      <text:p text:style-name="P53"/>
      <text:p text:style-name="P53"><text:s/>Потом колючие плети раскидала невидимая рука. Фронт радужного удара</text:p>
      <text:p text:style-name="P53"/>
      <text:p text:style-name="P149">&lt;<text:span text:style-name="T24">Луна возвращается хромая, с вмятиной на грудной пластине:</text:span></text:p>
      <text:p text:style-name="P149"><text:span text:style-name="T24">- Мы утратили былую реакцию. Нам стыдно! Оставить — сказала Луна ринувшимся было ей на помощь гвардейцам. - До завершения задачи Мы не обращаем внимания на раны</text:span>.&gt;</text:p>
      <text:p text:style-name="P53"/>
      <text:p text:style-name="P53"/>
      <text:p text:style-name="P53"/>
      <text:p text:style-name="P53"/>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
      <text:p text:style-name="P53"><text:soft-page-break/>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39"/>
      <text:p text:style-name="P53">Похоже, мы выиграли этот бой</text:p>
      <text:p text:style-name="P39"/>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6"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text:soft-page-break/>–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text:soft-page-break/>–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7</text:span>. <text:span text:style-name="T1">Терра</text:span></text:h>
      <text:h text:style-name="P146"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text:soft-page-break/>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text:soft-page-break/>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text:soft-page-break/>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text:soft-page-break/>–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4"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oft-page-break/><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text:soft-page-break/>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text:soft-page-break/></text:p>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text:soft-page-break/></text:p>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text:soft-page-break/>–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text:span><text:span text:style-name="T45">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text:soft-page-break/>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text:soft-page-break/></text:p>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text:soft-page-break/>–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2T00:39:55.52</dc:date>
    <meta:editing-duration>P140DT9H10M4S</meta:editing-duration>
    <meta:editing-cycles>8621</meta:editing-cycles>
    <meta:generator>OpenOffice/4.1.1$Win32 OpenOffice.org_project/411m6$Build-9775</meta:generator>
    <dc:creator>макс </dc:creator>
    <meta:document-statistic meta:table-count="0" meta:image-count="0" meta:object-count="0" meta:page-count="220" meta:paragraph-count="4635" meta:word-count="102023" meta:character-count="647955"/>
  </office:meta>
</office:document-meta>
</file>